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office:automatic-styles>
  <office:body>
    <office:text text:use-soft-page-breaks="true">
      <text:p text:style-name="P1">SG6</text:p>
      <text:p text:style-name="Normal"><text:span text:style-name="T2">STUDENT:<text:s/></text:span>Excuse me yes can you help me?</text:p>
      <text:p text:style-name="Normal"><text:span text:style-name="T3">TEACHER:<text:s/></text:span>Yes, I can help you<text:s/></text:p>
      <text:p text:style-name="Normal"><text:span text:style-name="T4">STUDENT:<text:s/></text:span>I’m lost<text:s/></text:p>
      <text:p text:style-name="Normal"><text:span text:style-name="T5">TEACHER:<text:s/></text:span>Oh really?</text:p>
      <text:p text:style-name="Normal"><text:span text:style-name="T6">STUDENT:<text:s/></text:span>Yeah, and can could you tell me, the terminal is it…is this. okay<text:s/></text:p>
      <text:p text:style-name="Normal"><text:span text:style-name="T7">TEACHER:<text:s/></text:span>Okay here we are not at<text:s/>the terminal, we are at the main departure lounge okay, okay could you please tell me where you're headed what is your direction.</text:p>
      <text:p text:style-name="Normal"><text:span text:style-name="T8">STUDENT:<text:s/></text:span>Okay could I have the airport map?</text:p>
      <text:p text:style-name="Normal"><text:span text:style-name="T9">TEACHER:<text:s/></text:span>Ok, yes here it is<text:s/></text:p>
      <text:p text:style-name="Normal"><text:span text:style-name="T10">STUDENT:<text:s/></text:span>Okay<text:s/></text:p>
      <text:p text:style-name="Normal"><text:span text:style-name="T11">TEACHER:<text:s/></text:span>This is the map and here we are, we are here</text:p>
      <text:p text:style-name="Normal"><text:span text:style-name="T12">STUDENT:</text:span><text:s/>Oh thanks, in fact I call you where we are, okay.</text:p>
      <text:p text:style-name="Normal">And…I…I.. find the gate C6, call you for direction for the gate C6, to get to gate C6.</text:p>
      <text:p text:style-name="Normal"><text:span text:style-name="T13">TEACHER:<text:s/></text:span>Okay, do you want me to give you directions?<text:s/></text:p>
      <text:p text:style-name="Normal"><text:span text:style-name="T14">STUDENT:<text:s/></text:span>Yes.<text:s/></text:p>
      <text:p text:style-name="Normal"><text:span text:style-name="T15">TEACHER:<text:s/></text:span>To the terminal, sorry?<text:s/></text:p>
      <text:p text:style-name="Normal">C and C, C.<text:s/></text:p>
      <text:p text:style-name="Normal"><text:span text:style-name="T16">TEACHER:<text:s/></text:span>Letter C6. Okay, so your gate is C6.</text:p>
      <text:p text:style-name="Normal"><text:s/><text:span text:style-name="T17">STUDENT:<text:s/></text:span>Yes.<text:s/></text:p>
      <text:p text:style-name="Normal"><text:span text:style-name="T18">TEACHER:<text:s/></text:span>What is your flight number?</text:p>
      <text:p text:style-name="Normal"><text:span text:style-name="T19">STUDENT:<text:s/></text:span>My flight number is BA449<text:s/></text:p>
      <text:p text:style-name="Normal"><text:span text:style-name="T20">TEACHER:<text:s/></text:span>Okay, Okay</text:p>
      <text:p text:style-name="Normal"><text:span text:style-name="T21">STUDENT:<text:s/></text:span>To London,<text:s/></text:p>
      <text:p text:style-name="Normal"><text:span text:style-name="T22">TEACHER:<text:s/></text:span>So, gate C6 is right there at concourse C.</text:p>
      <text:p text:style-name="Normal">Okay, okay do you need any information?</text:p>
      <text:p text:style-name="Normal"><text:s/><text:span text:style-name="T23">STUDENT:<text:s/></text:span>Okay yes, I go ahead and at the first across, I turn left<text:s/></text:p>
      <text:p text:style-name="Normal"><text:span text:style-name="T24">TEACHER:<text:s/></text:span>Yes, you turn left<text:s/></text:p>
      <text:soft-page-break/>
      <text:p text:style-name="Normal"><text:span text:style-name="T25">STUDENT:<text:s/></text:span>And I find it to the right</text:p>
      <text:p text:style-name="Normal"><text:span text:style-name="T26">TEACHER:</text:span><text:s/>Yes<text:s/></text:p>
      <text:p text:style-name="Normal"><text:span text:style-name="T27">STUDENT:<text:s/></text:span>Yes okay, okay I have time for arrived at my gate no<text:s/>problem<text:s/></text:p>
      <text:p text:style-name="Normal"><text:span text:style-name="T28">TEACHER:<text:s/></text:span>What time? What time is your departure?</text:p>
      <text:p text:style-name="Normal"><text:span text:style-name="T29">STUDENT:</text:span>10 and 20 for boarding boarding time.</text:p>
      <text:p text:style-name="Normal"><text:span text:style-name="T30">TEACHER:<text:s/></text:span>Okay I guess, yes, you have time enough but if you want, I can tell you the shortest way to get there.</text:p>
      <text:p text:style-name="Normal"><text:span text:style-name="T31">STUDENT:<text:s/></text:span>If you want, but I have only hand luggage and and I don’t need, excuse I don’t remember “imbarcare”. I don’t need other luggage, I have only have hand luggage.</text:p>
      <text:p text:style-name="Normal"><text:span text:style-name="T32">TEACHER:<text:s/></text:span>Ok, you only have hand luggage. okay I don't think is a problem, so you don't have to pass the security check because you have already passed the security check. and so yes you have to go straight for 30 meters over there where there is the sign, the concourse C from C1 to C18.</text:p>
      <text:p text:style-name="Normal"><text:span text:style-name="T33">STUDENT:<text:s/></text:span>Ok</text:p>
      <text:p text:style-name="Normal"><text:span text:style-name="T34">TEACHER:<text:s/></text:span>And yes… then your gate is on the on the right</text:p>
      <text:p text:style-name="Normal"><text:s/><text:span text:style-name="T35">STUDENT:<text:s/></text:span>On the right yes, yes<text:s/></text:p>
      <text:p text:style-name="Normal"><text:span text:style-name="T36">TEACHER:<text:s/></text:span>So, gate 6 closes 10 minutes before the boarding time<text:s/></text:p>
      <text:p text:style-name="Normal"><text:span text:style-name="T37">STUDENT:<text:s/></text:span>Okay<text:s/></text:p>
      <text:p text:style-name="Normal"><text:span text:style-name="T38">TEACHER:<text:s/></text:span>So if you're departing time it's 10:20 you should go there at least 10:10<text:s/></text:p>
      <text:p text:style-name="Normal"><text:span text:style-name="T39">STUDENT:<text:s/></text:span>Yeah, I have time. okay.</text:p>
      <text:p text:style-name="Normal"><text:span text:style-name="T40">TEACHER:<text:s/></text:span>Yeah, okay so yes do you need anything else?</text:p>
      <text:p text:style-name="Normal"><text:span text:style-name="T41">STUDENT:<text:s/></text:span>Oh no just you have you have been really helpful and….<text:s/></text:p>
      <text:p text:style-name="Normal"><text:span text:style-name="T42">TEACHER:<text:s/></text:span>Thank you, that's my job!</text:p>
      <text:p text:style-name="Normal"><text:span text:style-name="T43">STUDENT:<text:s/></text:span>Have a nice day<text:s/></text:p>
      <text:p text:style-name="Normal"><text:span text:style-name="T44">TEACHER:<text:s/></text:span>Have a nice day too and hurry up because I don't know…maybe if you want to have a coffee or to relax in our lounge<text:s/>area before the gate then you can go there and relax and then you can take your flight.<text:s/></text:p>
      <text:p text:style-name="Normal"><text:span text:style-name="T45">STUDENT:<text:s/></text:span>Oh yeah, thanks!</text:p>
      <text:p text:style-name="Normal"><text:span text:style-name="T46">TEACHER:<text:s/></text:span>Do you feel ready to go now?</text:p>
      <text:p text:style-name="Normal"><text:span text:style-name="T47">STUDENT:<text:s/></text:span>You come with me?</text:p>
      <text:soft-page-break/>
      <text:p text:style-name="Normal"><text:span text:style-name="T48">TEACHER:<text:s/></text:span>Do you want me to send someone with you?<text:s/></text:p>
      <text:p text:style-name="Normal"><text:span text:style-name="T49">STUDENT:<text:s/></text:span>Yes</text:p>
      <text:p text:style-name="Normal"><text:span text:style-name="T50">TEACHER:<text:s/></text:span>Yes. We can come with you if you want.</text:p>
      <text:p text:style-name="Normal">I can walk you until the entrance to concourse C if you want. Shall we go together?<text:s/></text:p>
      <text:p text:style-name="Normal"><text:span text:style-name="T51">STUDENT:<text:s/></text:span>Yes, with pleasure.<text:s/></text:p>
      <text:p text:style-name="Normal"><text:span text:style-name="T52">TEACHER:<text:s/></text:span>Let's go. Let's go together.<text:s/><text:line-break/>Okay, here's your concourse.<text:s/><text:line-break/>You can just pass the check and then your gate will be on the right.<text:s/></text:p>
      <text:p text:style-name="Normal"><text:span text:style-name="T53">STUDENT:<text:s/></text:span>Thanks.<text:s/></text:p>
      <text:p text:style-name="Normal"><text:span text:style-name="T54">TEACHER:<text:s/></text:span>You're more than welcome.</text:p>
      <text:p text:style-name="Normal"><text:span text:style-name="T55">TEACHER:<text:s/></text:span>Hope to see you next time, well Hopefully not!</text:p>
      <text:p text:style-name="Normal"><text:span text:style-name="T56">STUDENT:<text:s/></text:span>This is the first time I'm going to London.<text:s/></text:p>
      <text:p text:style-name="Normal"><text:span text:style-name="T57">TEACHER:<text:s/></text:span>Oh, really?<text:s/></text:p>
      <text:p text:style-name="Normal"><text:span text:style-name="T58">STUDENT:<text:s/></text:span>I never…I never… I have<text:s/>never seen London.<text:s/></text:p>
      <text:p text:style-name="Normal"><text:span text:style-name="T59">TEACHER:<text:s/></text:span>Really. It’s a lovely city!<text:line-break/>You will really have fun. Do you have anything planned?</text:p>
      <text:p text:style-name="Normal"><text:span text:style-name="T60">STUDENT:<text:s/></text:span>My daughter, Wait me at the airport in London.</text:p>
      <text:p text:style-name="Normal"><text:span text:style-name="T61">TEACHER:<text:s/></text:span>Okay, do you have a hotel reservation? Do you have any hotel booking.?</text:p>
      <text:p text:style-name="Normal"><text:span text:style-name="T62">STUDENT:<text:s/></text:span>I think my daughter, ehmm a Prenotation for me.</text:p>
      <text:p text:style-name="Normal"><text:span text:style-name="T63">TEACHER:<text:s/></text:span>Oh really?</text:p>
      <text:p text:style-name="Normal"><text:span text:style-name="T64">STUDENT:<text:s/></text:span><text:s/>I HOPE!</text:p>
      <text:p text:style-name="Normal"><text:span text:style-name="T65">TEACHER:<text:s/></text:span>So, you don't know where are you going to stay?<text:s/></text:p>
      <text:p text:style-name="Normal"><text:span text:style-name="T66">STUDENT:<text:s/></text:span>No, in this moment, no, yes,<text:s/></text:p>
      <text:p text:style-name="Normal"><text:span text:style-name="T67">TEACHER:<text:s/></text:span>Okay, okay, so, okay, have fun, hope you enjoy your stay in London</text:p>
      <text:p text:style-name="Normal"><text:span text:style-name="T68">STUDENT:<text:s/></text:span>Thanks</text:p>
      <text:p text:style-name="Normal"><text:span text:style-name="T69">TEACHER:<text:s/></text:span>And hope you will take the most of your time with your daughter and please don't get lost again.<text:s/></text:p>
      <text:p text:style-name="Normal"><text:span text:style-name="T70">STUDENT:<text:s/></text:span>Oh, no, I hope no!<text:s/></text:p>
      <text:p text:style-name="Normal"><text:span text:style-name="T71">TEACHER:<text:s/></text:span>Okay, thank you very much.<text:s/></text:p>
      <text:soft-page-break/>
      <text:p text:style-name="Normal"><text:span text:style-name="T72">STUDENT:<text:s/></text:span>Thanks.</text:p>
      <text:p text:style-name="Normal"><text:span text:style-name="T73">TEACHER:<text:s/></text:span><text:s/>See you next time.<text:s/></text:p>
      <text:p text:style-name="Normal"><text:span text:style-name="T74">STUDENT:<text:s/></text:span>Okay bye bye.<text:s/></text:p>
      <text:p text:style-name="Normal"><text:span text:style-name="T75">TEACHER:<text:s/></text:span>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7T09:41:00Z</meta:creation-date>
    <dc:date>2025-12-24T10:15:00Z</dc:date>
    <meta:template xlink:href="Normal" xlink:type="simple"/>
    <meta:editing-cycles>3</meta:editing-cycles>
    <meta:editing-duration>PT3360S</meta:editing-duration>
    <meta:document-statistic meta:page-count="4" meta:paragraph-count="8" meta:word-count="606" meta:character-count="4058" meta:row-count="28" meta:non-whitespace-character-count="3460"/>
  </office:meta>
</office:document-meta>
</file>